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fo:language="nb" fo:country="NO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List_20_Paragraph">
      <style:paragraph-properties fo:margin-left="3.133cm" fo:margin-right="0cm" fo:text-indent="0cm" style:auto-text-indent="false"/>
      <style:text-properties fo:language="fi" fo:country="FI" fo:font-style="italic" style:font-style-asian="italic"/>
    </style:style>
    <style:style style:name="P4" style:family="paragraph" style:parent-style-name="List_20_Paragraph">
      <style:paragraph-properties fo:margin-left="3.133cm" fo:margin-right="0cm" fo:text-indent="0cm" style:auto-text-indent="false"/>
      <style:text-properties fo:language="nb" fo:country="NO" fo:font-style="italic" style:font-style-asian="italic"/>
    </style:style>
    <style:style style:name="P5" style:family="paragraph" style:parent-style-name="Standard">
      <style:text-properties fo:language="fi" fo:country="FI"/>
    </style:style>
    <style:style style:name="P6" style:family="paragraph" style:parent-style-name="Standard">
      <style:text-properties fo:language="fi" fo:country="FI" fo:font-style="italic" style:font-style-asian="italic"/>
    </style:style>
    <style:style style:name="P7" style:family="paragraph" style:parent-style-name="Standard">
      <style:text-properties fo:language="nb" fo:country="NO"/>
    </style:style>
    <style:style style:name="P8" style:family="paragraph" style:parent-style-name="Standard">
      <style:text-properties fo:language="nb" fo:country="NO" fo:font-style="italic" style:font-style-asian="italic"/>
    </style:style>
    <style:style style:name="P9" style:family="paragraph" style:parent-style-name="Standard">
      <style:paragraph-properties fo:margin-left="2.498cm" fo:margin-right="0cm" fo:text-indent="0cm" style:auto-text-indent="false"/>
    </style:style>
    <style:style style:name="P10" style:family="paragraph" style:parent-style-name="Standard">
      <style:paragraph-properties fo:margin-left="2.498cm" fo:margin-right="0cm" fo:text-indent="0cm" style:auto-text-indent="false"/>
      <style:text-properties fo:language="fi" fo:country="FI" fo:font-style="italic" style:font-style-asian="italic"/>
    </style:style>
    <style:style style:name="P11" style:family="paragraph" style:parent-style-name="Standard">
      <style:paragraph-properties fo:margin-left="2.498cm" fo:margin-right="0cm" fo:text-indent="0cm" style:auto-text-indent="false"/>
      <style:text-properties fo:language="nb" fo:country="NO" fo:font-style="italic" style:font-style-asian="italic"/>
    </style:style>
    <style:style style:name="P12" style:family="paragraph" style:parent-style-name="Standard">
      <style:paragraph-properties fo:margin-left="1.249cm" fo:margin-right="0cm" fo:text-indent="1.249cm" style:auto-text-indent="false"/>
    </style:style>
    <style:style style:name="P13" style:family="paragraph" style:parent-style-name="Standard">
      <style:paragraph-properties fo:margin-left="1.249cm" fo:margin-right="0cm" fo:text-indent="1.249cm" style:auto-text-indent="false"/>
      <style:text-properties fo:language="fi" fo:country="FI"/>
    </style:style>
    <style:style style:name="P14" style:family="paragraph" style:parent-style-name="Standard">
      <style:paragraph-properties fo:margin-left="1.249cm" fo:margin-right="0cm" fo:text-indent="1.249cm" style:auto-text-indent="false"/>
      <style:text-properties fo:language="nb" fo:country="NO"/>
    </style:style>
    <style:style style:name="T1" style:family="text">
      <style:text-properties fo:language="fi" fo:country="FI"/>
    </style:style>
    <style:style style:name="T2" style:family="text">
      <style:text-properties fo:language="fi" fo:country="FI" fo:font-weight="bold" style:font-weight-asian="bold"/>
    </style:style>
    <style:style style:name="T3" style:family="text">
      <style:text-properties fo:language="fi" fo:country="FI" fo:font-weight="bold" style:font-weight-asian="bold" style:font-weight-complex="bold"/>
    </style:style>
    <style:style style:name="T4" style:family="text">
      <style:text-properties fo:language="fi" fo:country="FI" fo:font-style="italic" style:font-style-asian="italic"/>
    </style:style>
    <style:style style:name="T5" style:family="text">
      <style:text-properties fo:language="nb" fo:country="NO"/>
    </style:style>
    <style:style style:name="T6" style:family="text">
      <style:text-properties fo:language="nb" fo:country="NO" fo:font-weight="bold" style:font-weight-asian="bold"/>
    </style:style>
    <style:style style:name="T7" style:family="text">
      <style:text-properties fo:language="nb" fo:country="NO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GoBack"/><text:span text:style-name="T1">Programi</text:span><text:bookmark-end text:name="_GoBack"/><text:span text:style-name="T1">: Dialoogimöötti kväänin ja norjansuomalaisista strategioista Tromssan ja Finmarkun fylkinkomuunissa</text:span></text:h>
      <text:p text:style-name="P5"/>
      <text:p text:style-name="Standard"><text:span text:style-name="T1">Plattformi Teams </text:span></text:p>
      <text:p text:style-name="Standard"><text:span text:style-name="T1">Daattumi: 26.11.20</text:span></text:p>
      <text:p text:style-name="Standard"><text:span text:style-name="T1">Kl. 10:00-14:00</text:span></text:p>
      <text:p text:style-name="P5"/>
      <text:p text:style-name="P5"/>
      <text:p text:style-name="Standard"><text:span text:style-name="T1">10:00<text:tab/> <text:s/><text:tab/>Tervettulemaa. Programin käyhään läpitte.</text:span></text:p>
      <text:p text:style-name="Standard"><text:span text:style-name="T1"><text:s/></text:span></text:p>
      <text:p text:style-name="P9"><text:span text:style-name="T3">Ylimäiset perspektiivit kväänin/norjansuomalaisesta satsauksesta TFFKissa</text:span></text:p>
      <text:p text:style-name="Standard"><text:span text:style-name="T1"><text:tab/><text:tab/>fylkinneuvo Anne Toril Eriksen Balto</text:span></text:p>
      <text:p text:style-name="P5"/>
      <text:p text:style-name="Standard"><text:span text:style-name="T1">10:15 <text:s text:c="9"/><text:tab/></text:span><text:span text:style-name="T3">Kieli ja kielenopetus. Staatus, haastheet ja maholisuuet</text:span></text:p>
      <text:p text:style-name="P12"><text:span text:style-name="T1">Johatus, erikoisneuvonantaja Odd Gaare, koulutus TFFK</text:span></text:p>
      <text:p text:style-name="P13"/>
      <text:p text:style-name="P9"><text:span text:style-name="T1">Osanottajat saava puhuat</text:span></text:p>
      <text:p text:style-name="P10"/>
      <text:p text:style-name="P9"><text:span text:style-name="T4">Kysymykset ja kommentaarit</text:span></text:p>
      <text:p text:style-name="P6"/>
      <text:p text:style-name="Standard"><text:span text:style-name="T1">11:45 <text:s text:c="3"/><text:tab/>Pausi</text:span></text:p>
      <text:p text:style-name="P5"><text:soft-page-break/></text:p>
      <text:p text:style-name="Standard"><text:span text:style-name="T1">12:00 <text:tab/><text:tab/></text:span><text:span text:style-name="T3">Kynsti ja kulttuuri, litteratuuri ja biblioteekki</text:span></text:p>
      <text:p text:style-name="Standard"><text:span text:style-name="T1"><text:tab/><text:tab/></text:span></text:p>
      <text:p text:style-name="Standard"><text:span text:style-name="T1"><text:tab/><text:tab/>Johatus festivaalista, musikista ja teatterista</text:span></text:p>
      <text:p text:style-name="P12"><text:span text:style-name="T1">Lene Hansen, kynstin ja kulttuurieistyksen neuvonantaja, TFFK</text:span></text:p>
      <text:p text:style-name="P13"/>
      <text:p text:style-name="Standard"><text:span text:style-name="T1"><text:tab/><text:tab/>Osanottajat saava puhuat</text:span></text:p>
      <text:p text:style-name="P10"/>
      <text:p text:style-name="P9"><text:span text:style-name="T4">Kysymykset ja kommentaarit</text:span></text:p>
      <text:p text:style-name="P3"/>
      <text:p text:style-name="P12"><text:span text:style-name="T3">Kulttuurisen koulusäkin kvääniproduksuunit</text:span></text:p>
      <text:p text:style-name="P12"><text:span text:style-name="T1">Johatus, Mona Aas Johansen, Scene nord TFFK</text:span></text:p>
      <text:p text:style-name="P13"/>
      <text:p text:style-name="Standard"><text:span text:style-name="T1"><text:tab/><text:tab/>Osanottajat saava puhuat</text:span></text:p>
      <text:p text:style-name="P5"/>
      <text:p text:style-name="P12"><text:span text:style-name="T4">Kysymykset ja kommentaarit </text:span></text:p>
      <text:p text:style-name="P13"/>
      <text:p text:style-name="P12"><text:span text:style-name="T2">Litteratuuri ja biblioteekki</text:span></text:p>
      <text:p text:style-name="P9"><text:span text:style-name="T1">Johatus, Helga Pettersen, kväänin biblioteekkipalveluksen ja kväänin litteratuurin neuvonantaja, TFFK </text:span></text:p>
      <text:p text:style-name="P13"/>
      <text:p text:style-name="Standard"><text:span text:style-name="T1"><text:tab/><text:tab/>Osanottajat saava puhuat</text:span></text:p>
      <text:p text:style-name="P6"><text:soft-page-break/></text:p>
      <text:p text:style-name="P9"><text:span text:style-name="T4">Kysymykset ja kommentaarit</text:span></text:p>
      <text:p text:style-name="P13"/>
      <text:p text:style-name="P12"><text:span text:style-name="T2">Kulttuurimuistot, museumi ja immateriellinen kultttuuriarpa</text:span></text:p>
      <text:p text:style-name="P12"><text:span text:style-name="T1">Johatus, erikoisneuvonantaja Petter Snekkestad, kulttuuriarpa TFFK</text:span></text:p>
      <text:p text:style-name="P13"/>
      <text:p text:style-name="Standard"><text:span text:style-name="T1"><text:tab/><text:tab/>Osanottajat saava puhuat</text:span></text:p>
      <text:p text:style-name="P5"/>
      <text:p text:style-name="P12"><text:span text:style-name="T4">Kysymykset ja kommentaarit</text:span></text:p>
      <text:p text:style-name="P5"/>
      <text:p text:style-name="Standard"><text:span text:style-name="T5">13:30 <text:tab/><text:tab/>Aukinainen mikrofuuni</text:span></text:p>
      <text:p text:style-name="Standard"><text:span text:style-name="T5"><text:tab/><text:tab/></text:span></text:p>
      <text:p text:style-name="Standard"><text:span text:style-name="T5">13:55 <text:tab/><text:tab/>Lopetus</text:span></text:p>
      <text:p text:style-name="P7"/>
      <text:h text:style-name="P1" text:outline-level="1"/>
      <text:h text:style-name="P1" text:outline-level="1"/>
      <text:h text:style-name="Heading_20_1" text:outline-level="1"><text:span text:style-name="T5">Program: Dialogmøte om kvenske og norskfinske strategier i Troms og Finnmark fylkeskommune</text:span></text:h>
      <text:p text:style-name="P7"/>
      <text:p text:style-name="Standard"><text:span text:style-name="T5">Plattform Teams </text:span></text:p>
      <text:p text:style-name="Standard"><text:span text:style-name="T5">Dato: 26.11.20</text:span></text:p>
      <text:p text:style-name="Standard"><text:span text:style-name="T5">Kl. 10:00-14:00</text:span></text:p>
      <text:p text:style-name="P7"><text:soft-page-break/></text:p>
      <text:p text:style-name="P7"/>
      <text:p text:style-name="Standard"><text:span text:style-name="T5">10:00<text:tab/> <text:s/><text:tab/>Velkommen og gjennomgang av programmet.</text:span></text:p>
      <text:p text:style-name="Standard"><text:span text:style-name="T5"><text:s/></text:span></text:p>
      <text:p text:style-name="P9"><text:span text:style-name="T6">Overordnede perspektiver om den kvenske/norskfinske satsingen i TFFK</text:span></text:p>
      <text:p text:style-name="Standard"><text:span text:style-name="T5"><text:tab/><text:tab/>v/fylkesråd Anne Toril Eriksen Balto</text:span></text:p>
      <text:p text:style-name="P7"/>
      <text:p text:style-name="Standard"><text:span text:style-name="T5">10:15 <text:s text:c="9"/><text:tab/></text:span><text:span text:style-name="T6">Språk og språkopplæring. Status, utfordringer og muligheter</text:span></text:p>
      <text:p text:style-name="P12"><text:span text:style-name="T5">Innledning v/spesialrådgiver Odd Gaare, utdanning TFFK</text:span></text:p>
      <text:p text:style-name="P14"/>
      <text:p text:style-name="P9"><text:span text:style-name="T5">Innspill fra deltakerne</text:span></text:p>
      <text:p text:style-name="P11"/>
      <text:p text:style-name="P9"><text:span text:style-name="T7">Spørsmål og kommentarer</text:span></text:p>
      <text:p text:style-name="P8"/>
      <text:p text:style-name="Standard"><text:span text:style-name="T5">11:45 <text:s text:c="3"/><text:tab/>Pause</text:span></text:p>
      <text:p text:style-name="P7"/>
      <text:p text:style-name="Standard"><text:span text:style-name="T5">12:00<text:tab/><text:tab/></text:span><text:span text:style-name="T6">Kunst og kultur, litteratur og bibliotek</text:span></text:p>
      <text:p text:style-name="Standard"><text:span text:style-name="T5"><text:tab/><text:tab/></text:span></text:p>
      <text:p text:style-name="Standard"><text:span text:style-name="T5"><text:tab/><text:tab/>Innledning om festival, musikk og teater</text:span></text:p>
      <text:p text:style-name="P12"><text:span text:style-name="T5">v/Lene Hansen, rådgiver kunst og kulturutvikling, TFFK</text:span></text:p>
      <text:p text:style-name="P14"/>
      <text:p text:style-name="Standard"><text:soft-page-break/><text:span text:style-name="T5"><text:tab/><text:tab/>Innspill fra deltakerne</text:span><text:span text:style-name="T7"> </text:span></text:p>
      <text:p text:style-name="P11"/>
      <text:p text:style-name="P9"><text:span text:style-name="T7">Spørsmål og kommentarer</text:span></text:p>
      <text:p text:style-name="P4"/>
      <text:p text:style-name="P12"><text:span text:style-name="T6">Kvenske produksjoner i Den kulturelle skolesekken</text:span></text:p>
      <text:p text:style-name="P12"><text:span text:style-name="T5">Innledning v/Mona Aas Johansen, Scene nord TFFK</text:span></text:p>
      <text:p text:style-name="P14"/>
      <text:p text:style-name="Standard"><text:span text:style-name="T5"><text:tab/><text:tab/>Innspill fra deltakerene</text:span></text:p>
      <text:p text:style-name="P7"/>
      <text:p text:style-name="P12"><text:span text:style-name="T7">Spørsmål og kommentarer</text:span></text:p>
      <text:p text:style-name="P14"/>
      <text:p text:style-name="P12"><text:span text:style-name="T6">Litteratur og bibliotek</text:span></text:p>
      <text:p text:style-name="P9"><text:span text:style-name="T5">Innledning v/Helga Pettersen, rådgiver kvensk bibliotektjeneste og kvensk litteratur, TFFK</text:span></text:p>
      <text:p text:style-name="P14"/>
      <text:p text:style-name="Standard"><text:span text:style-name="T5"><text:tab/><text:tab/>Innspill fra deltakerne</text:span></text:p>
      <text:p text:style-name="P8"/>
      <text:p text:style-name="P9"><text:span text:style-name="T7">Spørsmål og kommentarer</text:span></text:p>
      <text:p text:style-name="P14"/>
      <text:p text:style-name="P12"><text:span text:style-name="T6">Kulturminner, museum og immateriell kulturarv</text:span></text:p>
      <text:p text:style-name="P12"><text:span text:style-name="T5">Innledning <text:s/>v/spesialrådgiver Petter Snekkestad, kulturarv TFFK</text:span></text:p>
      <text:p text:style-name="P14"/>
      <text:p text:style-name="Standard"><text:soft-page-break/><text:span text:style-name="T5"><text:tab/><text:tab/>Innspill fra deltakerne</text:span></text:p>
      <text:p text:style-name="P7"/>
      <text:p text:style-name="P12"><text:span text:style-name="T7">Spørsmål og kommentarer</text:span></text:p>
      <text:p text:style-name="P7"/>
      <text:p text:style-name="Standard"><text:span text:style-name="T5">13:30<text:tab/><text:tab/>Åpen mikrofon</text:span></text:p>
      <text:p text:style-name="Standard"><text:span text:style-name="T5"><text:tab/><text:tab/></text:span></text:p>
      <text:p text:style-name="Standard"><text:span text:style-name="T5">13:55<text:tab/><text:tab/>Avslutning</text:span></text:p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US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n" fo:country="US" style:font-name-asian="F" style:font-family-generic-asian="system" style:font-pitch-asian="variable" style:font-size-asian="16pt" style:font-name-complex="F" style:font-family-generic-complex="system" style:font-pitch-complex="variable" style:font-size-complex="16pt" style:language-complex="en" style:country-complex="US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F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en" style:country-complex="US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language="en" fo:country="US" fo:font-weight="bold" style:font-name-asian="F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fo:language="en" fo:country="US" style:font-name-asian="F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 style:language-complex="en" style:country-complex="US"/>
    </style:style>
    <style:style style:name="ListLabel_20_1" style:display-name="ListLabel 1" style:family="text">
      <style:text-properties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'Times New Roman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ene Hansen</meta:initial-creator>
    <dc:creator>Aili E.</dc:creator>
    <meta:editing-cycles>2</meta:editing-cycles>
    <meta:creation-date>2020-11-30T11:59:00</meta:creation-date>
    <dc:date>2020-11-30T11:59:00</dc:date>
    <meta:editing-duration>P0D</meta:editing-duration>
    <meta:generator>LibreOffice/6.4.6.2$Linux_X86_64 LibreOffice_project/40$Build-2</meta:generator>
    <meta:document-statistic meta:table-count="0" meta:image-count="0" meta:object-count="0" meta:page-count="6" meta:paragraph-count="68" meta:word-count="280" meta:character-count="2449" meta:non-whitespace-character-count="2148"/>
    <meta:user-defined meta:name="AppVersion">16.0000</meta:user-defined>
    <meta:user-defined meta:name="Company">Troms fylkeskommune</meta:user-defined>
    <meta:user-defined meta:name="ContentTypeId">0x010100EAEB806AD6F7E74C96A24C292DFBD21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